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Tamil" svg:font-family="'Lohit Tamil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color="#ffffff" fo:font-weight="bold" style:font-size-asian="10.5p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fo:font-weight="bold" style:font-size-asian="10.5pt" style:font-weight-asian="bold" style:font-weight-complex="bold"/>
    </style:style>
    <style:style style:name="T4" style:family="text">
      <style:text-properties fo:color="#ffffff" fo:font-style="italic" fo:font-weight="bold" style:font-size-asian="10.5pt" style:font-style-asian="italic" style:font-weight-asian="bold" style:font-style-complex="italic" style:font-weight-complex="bold"/>
    </style:style>
    <style:style style:name="gr1" style:family="graphic">
      <style:graphic-properties svg:stroke-color="#008000" draw:fill-color="#00ae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800000" draw:fill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Dashed_20__28_var_29_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008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3" draw:style-name="gr2" draw:text-style-name="P1" svg:width="0.239cm" svg:height="3.229cm" svg:x="8.64cm" svg:y="10.571cm"><text:p/></draw:rect><draw:rect text:anchor-type="paragraph" draw:z-index="2" draw:style-name="gr1" draw:text-style-name="P1" svg:width="0.239cm" svg:height="10.081cm" svg:x="8.64cm" svg:y="0.49cm"><text:p/></draw:rect><draw:rect text:anchor-type="paragraph" draw:z-index="1" draw:style-name="gr2" draw:text-style-name="P1" svg:width="0.239cm" svg:height="10.134cm" svg:x="2.639cm" svg:y="3.665cm"><text:p/></draw:rect><draw:rect text:anchor-type="paragraph" draw:z-index="0" draw:style-name="gr1" draw:text-style-name="P1" svg:width="0.239cm" svg:height="3.149cm" svg:x="2.639cm" svg:y="0.49cm"><text:p/></draw:rect><draw:custom-shape text:anchor-type="paragraph" draw:z-index="4" draw:style-name="gr3" svg:width="0.239cm" svg:height="3.149cm" svg:x="2.639cm" svg:y="0.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style-name="gr3" svg:width="0.239cm" svg:height="9.923cm" svg:x="8.64cm" svg:y="0.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style-name="gr3" svg:width="0.239cm" svg:height="9.658cm" svg:x="2.639cm" svg:y="3.983cm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style-name="gr3" svg:width="0.239cm" svg:height="3.229cm" svg:x="8.64cm" svg:y="10.57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8" draw:style-name="gr4" draw:text-style-name="P1" svg:x1="2.877cm" svg:y1="3.665cm" svg:x2="8.64cm" svg:y2="10.571cm"><text:p/></draw:line><draw:custom-shape text:anchor-type="paragraph" draw:z-index="9" draw:style-name="gr5" draw:text-style-name="P1" svg:width="0.477cm" svg:height="13.256cm" svg:x="1.162cm" svg:y="0.49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rect text:anchor-type="paragraph" draw:z-index="10" draw:style-name="gr6" draw:text-style-name="P1" svg:width="1.165cm" svg:height="1.165cm" svg:x="2.189cm" svg:y="14.116cm"><text:p text:style-name="P1">MySQL</text:p></draw:rect><draw:rect text:anchor-type="paragraph" draw:z-index="11" draw:style-name="gr6" draw:text-style-name="P1" svg:width="1.165cm" svg:height="1.165cm" svg:x="8.237cm" svg:y="14.116cm"><text:p text:style-name="P1">NoSQL</text:p></draw:rect><draw:rect text:anchor-type="paragraph" draw:z-index="12" draw:style-name="gr6" draw:text-style-name="P2" svg:width="7.912cm" svg:height="0.953cm" draw:transform="rotate (1.56503674026332) translate (0.164041666666667cm 10.3434444444444cm)"><text:p text:style-name="P2"><text:span text:style-name="T1">Cycles machines de traitement d'une requête</text:span></text:p></draw:rect><draw:rect text:anchor-type="paragraph" draw:z-index="13" draw:style-name="gr7" draw:text-style-name="P3" svg:width="4.769cm" svg:height="2.356cm" svg:x="3.48cm" svg:y="1.707cm"><text:p text:style-name="P3"><text:span text:style-name="T2">Pourcentage consacré au </text:span></text:p><text:p text:style-name="P3"><text:span text:style-name="T2">traitement de la requête </text:span></text:p></draw:rect><draw:rect text:anchor-type="paragraph" draw:z-index="14" draw:style-name="gr8" draw:text-style-name="P4" svg:width="4.769cm" svg:height="2.356cm" svg:x="3.48cm" svg:y="10.709cm"><text:p text:style-name="P4"><text:span text:style-name="T3">Pourcentage consacré </text:span></text:p><text:p text:style-name="P4"><text:span text:style-name="T3">aux opérations </text:span><text:span text:style-name="T4">overhead</text:span></text:p></draw:rect><draw:rect text:anchor-type="paragraph" draw:z-index="15" draw:style-name="gr6" draw:text-style-name="P1" svg:width="0.583cm" svg:height="1.456cm" svg:x="1.924cm" svg:y="1.125cm"><text:p text:style-name="P1">4%</text:p></draw:rect><draw:rect text:anchor-type="paragraph" draw:z-index="16" draw:style-name="gr6" draw:text-style-name="P1" svg:width="0.583cm" svg:height="1.456cm" svg:x="1.924cm" svg:y="9.126cm"><text:p text:style-name="P1">96%</text:p></draw:rect><draw:rect text:anchor-type="paragraph" draw:z-index="17" draw:style-name="gr6" draw:text-style-name="P1" svg:width="0.583cm" svg:height="1.456cm" svg:x="9.084cm" svg:y="1.125cm"><text:p text:style-name="P1"><text:s/>&gt; 4%</text:p></draw:rect><draw:rect text:anchor-type="paragraph" draw:z-index="18" draw:style-name="gr6" draw:text-style-name="P1" svg:width="0.583cm" svg:height="1.456cm" svg:x="9.296cm" svg:y="11.545cm"><text:p text:style-name="P1">&lt; 96%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hit Tamil" svg:font-family="'Lohit Tamil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ollis-6 </meta:initial-creator>
    <meta:creation-date>2012-03-20T10:11:04</meta:creation-date>
    <meta:document-statistic meta:table-count="0" meta:image-count="0" meta:object-count="0" meta:page-count="1" meta:paragraph-count="0" meta:word-count="0" meta:character-count="0" meta:non-whitespace-character-count="0"/>
    <dc:date>2012-03-20T14:30:20</dc:date>
    <dc:creator>evollis-6 </dc:creator>
    <meta:editing-duration>PT13M57S</meta:editing-duration>
    <meta:editing-cycles>1</meta:editing-cycles>
    <meta:generator>LibreOffice/3.4$Unix LibreOffice_project/340m1$Build-402</meta:generator>
  </office:meta>
</office:document-meta>
</file>